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rsid="001ca897" officeooo:paragraph-rsid="001ca897"/>
    </style:style>
    <style:style style:name="P3" style:family="paragraph" style:parent-style-name="Standard">
      <style:text-properties style:font-name="DejaVu Sans" officeooo:rsid="001d2b3c" officeooo:paragraph-rsid="001d2b3c"/>
    </style:style>
    <style:style style:name="P4" style:family="paragraph" style:parent-style-name="Standard">
      <style:text-properties style:font-name="DejaVu Sans" officeooo:rsid="0061f2bd" officeooo:paragraph-rsid="0061f2bd"/>
    </style:style>
    <style:style style:name="P5" style:family="paragraph" style:parent-style-name="Standard">
      <style:text-properties style:font-name="DejaVu Sans" officeooo:rsid="0067d702" officeooo:paragraph-rsid="0067d702"/>
    </style:style>
    <style:style style:name="P6" style:family="paragraph" style:parent-style-name="Standard">
      <style:text-properties style:font-name="DejaVu Sans" officeooo:rsid="00641f7d" officeooo:paragraph-rsid="00641f7d"/>
    </style:style>
    <style:style style:name="P7" style:family="paragraph" style:parent-style-name="Standard">
      <style:text-properties style:font-name="DejaVu Sans" officeooo:rsid="006c233a" officeooo:paragraph-rsid="006c233a"/>
    </style:style>
    <style:style style:name="P8" style:family="paragraph" style:parent-style-name="Standard">
      <style:text-properties style:font-name="DejaVu Sans" fo:font-weight="bold" officeooo:rsid="006848da" officeooo:paragraph-rsid="006a373e" style:font-weight-asian="bold" style:font-weight-complex="bold"/>
    </style:style>
    <style:style style:name="P9" style:family="paragraph" style:parent-style-name="Standard">
      <style:text-properties style:font-name="DejaVu Sans" officeooo:rsid="006848da" officeooo:paragraph-rsid="006a373e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officeooo:rsid="0059aa4c" officeooo:paragraph-rsid="005d355e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rsid="0059aa4c" officeooo:paragraph-rsid="0059aa4c" style:font-size-asian="14pt" style:font-size-complex="14pt"/>
    </style:style>
    <style:style style:name="P12" style:family="paragraph" style:parent-style-name="Standard">
      <style:text-properties style:font-name="DejaVu Sans" officeooo:rsid="005bf816" officeooo:paragraph-rsid="0059aa4c"/>
    </style:style>
    <style:style style:name="P13" style:family="paragraph" style:parent-style-name="Standard">
      <style:text-properties style:font-name="DejaVu Sans" officeooo:rsid="0059aa4c" officeooo:paragraph-rsid="0059aa4c"/>
    </style:style>
    <style:style style:name="P14" style:family="paragraph" style:parent-style-name="Standard">
      <style:text-properties style:font-name="DejaVu Sans" fo:font-style="normal" officeooo:rsid="0059aa4c" officeooo:paragraph-rsid="0059aa4c" style:font-style-asian="normal" style:font-style-complex="normal"/>
    </style:style>
    <style:style style:name="P15" style:family="paragraph" style:parent-style-name="Standard">
      <style:text-properties style:font-name="DejaVu Sans" fo:font-style="normal" officeooo:rsid="005bf816" officeooo:paragraph-rsid="0059aa4c" style:font-style-asian="normal" style:font-style-complex="normal"/>
    </style:style>
    <style:style style:name="P16" style:family="paragraph" style:parent-style-name="Standard">
      <style:text-properties style:font-name="DejaVu Sans" fo:font-style="normal" officeooo:rsid="004e2394" officeooo:paragraph-rsid="004e2394" style:font-style-asian="normal" style:font-style-complex="normal"/>
    </style:style>
    <style:style style:name="P17" style:family="paragraph" style:parent-style-name="Standard">
      <style:text-properties style:font-name="DejaVu Sans" officeooo:rsid="004b0d29" officeooo:paragraph-rsid="004b0d29"/>
    </style:style>
    <style:style style:name="P18" style:family="paragraph" style:parent-style-name="Standard">
      <style:text-properties style:font-name="DejaVu Sans" officeooo:rsid="00468819" officeooo:paragraph-rsid="00468819"/>
    </style:style>
    <style:style style:name="P19" style:family="paragraph" style:parent-style-name="Standard">
      <style:text-properties style:font-name="DejaVu Sans" officeooo:rsid="00250aad" officeooo:paragraph-rsid="00401433"/>
    </style:style>
    <style:style style:name="P20" style:family="paragraph" style:parent-style-name="Standard">
      <style:text-properties style:font-name="DejaVu Sans" officeooo:rsid="00222ce5" officeooo:paragraph-rsid="0020bf7d"/>
    </style:style>
    <style:style style:name="P21" style:family="paragraph" style:parent-style-name="Standard">
      <style:text-properties style:font-name="DejaVu Sans" officeooo:rsid="004b90ff" officeooo:paragraph-rsid="00517fa0"/>
    </style:style>
    <style:style style:name="P22" style:family="paragraph" style:parent-style-name="Standard">
      <style:text-properties style:font-name="DejaVu Sans" officeooo:rsid="004b90ff" officeooo:paragraph-rsid="004b90ff"/>
    </style:style>
    <style:style style:name="P23" style:family="paragraph" style:parent-style-name="Standard">
      <style:text-properties style:font-name="DejaVu Sans" officeooo:rsid="00517fa0" officeooo:paragraph-rsid="00517fa0"/>
    </style:style>
    <style:style style:name="P24" style:family="paragraph" style:parent-style-name="Standard">
      <style:text-properties style:font-name="DejaVu Sans" officeooo:rsid="002d8eff" officeooo:paragraph-rsid="004b90ff"/>
    </style:style>
    <style:style style:name="P25" style:family="paragraph" style:parent-style-name="Standard">
      <style:text-properties style:font-name="DejaVu Sans" officeooo:rsid="001de42e" officeooo:paragraph-rsid="001de42e"/>
    </style:style>
    <style:style style:name="P26" style:family="paragraph" style:parent-style-name="Standard">
      <style:text-properties style:font-name="DejaVu Sans" officeooo:rsid="006f042c" officeooo:paragraph-rsid="006f042c"/>
    </style:style>
    <style:style style:name="P27" style:family="paragraph" style:parent-style-name="Standard">
      <style:text-properties style:font-name="DejaVu Sans" officeooo:rsid="006fc0ca" officeooo:paragraph-rsid="00712b68"/>
    </style:style>
    <style:style style:name="P28" style:family="paragraph" style:parent-style-name="Standard">
      <style:text-properties style:font-name="DejaVu Sans" officeooo:rsid="0072a662" officeooo:paragraph-rsid="0072a662"/>
    </style:style>
    <style:style style:name="P29" style:family="paragraph" style:parent-style-name="Standard">
      <style:text-properties officeooo:rsid="001d2b3c" officeooo:paragraph-rsid="002ab6c5"/>
    </style:style>
    <style:style style:name="P30" style:family="paragraph" style:parent-style-name="Standard">
      <style:text-properties officeooo:rsid="001de42e" officeooo:paragraph-rsid="001de42e"/>
    </style:style>
    <style:style style:name="P31" style:family="paragraph" style:parent-style-name="Standard">
      <style:text-properties officeooo:rsid="0020bf7d" officeooo:paragraph-rsid="0020bf7d"/>
    </style:style>
    <style:style style:name="P32" style:family="paragraph" style:parent-style-name="Standard">
      <style:text-properties officeooo:rsid="0020bf7d" officeooo:paragraph-rsid="004b90ff"/>
    </style:style>
    <style:style style:name="P33" style:family="paragraph" style:parent-style-name="Standard">
      <style:text-properties fo:font-style="italic" officeooo:rsid="0029072f" officeooo:paragraph-rsid="0029072f" style:font-style-asian="italic" style:font-style-complex="italic"/>
    </style:style>
    <style:style style:name="P34" style:family="paragraph" style:parent-style-name="Standard">
      <style:text-properties officeooo:paragraph-rsid="0042a2f0"/>
    </style:style>
    <style:style style:name="P35" style:family="paragraph" style:parent-style-name="Standard">
      <style:text-properties officeooo:rsid="0042a2f0" officeooo:paragraph-rsid="0042a2f0"/>
    </style:style>
    <style:style style:name="P36" style:family="paragraph" style:parent-style-name="Standard">
      <style:text-properties officeooo:rsid="0044dd4c" officeooo:paragraph-rsid="0044dd4c"/>
    </style:style>
    <style:style style:name="P37" style:family="paragraph" style:parent-style-name="Standard">
      <style:text-properties officeooo:rsid="00468819" officeooo:paragraph-rsid="00468819"/>
    </style:style>
    <style:style style:name="P38" style:family="paragraph" style:parent-style-name="Standard">
      <style:text-properties officeooo:rsid="004b0d29" officeooo:paragraph-rsid="004b0d29"/>
    </style:style>
    <style:style style:name="P39" style:family="paragraph" style:parent-style-name="Standard">
      <style:text-properties officeooo:rsid="004b90ff" officeooo:paragraph-rsid="00517fa0"/>
    </style:style>
    <style:style style:name="P40" style:family="paragraph" style:parent-style-name="Standard">
      <style:text-properties officeooo:paragraph-rsid="0020bf7d"/>
    </style:style>
    <style:style style:name="P41" style:family="paragraph" style:parent-style-name="Standard">
      <style:text-properties officeooo:rsid="004e2394" officeooo:paragraph-rsid="004e2394"/>
    </style:style>
    <style:style style:name="P42" style:family="paragraph" style:parent-style-name="Standard">
      <style:text-properties fo:font-style="normal" officeooo:rsid="004e2394" officeooo:paragraph-rsid="004e2394" style:font-style-asian="normal" style:font-style-complex="normal"/>
    </style:style>
    <style:style style:name="P43" style:family="paragraph" style:parent-style-name="Standard">
      <style:text-properties fo:font-style="normal" officeooo:rsid="004fecb0" officeooo:paragraph-rsid="004fecb0" style:font-style-asian="normal" style:font-style-complex="normal"/>
    </style:style>
    <style:style style:name="P44" style:family="paragraph" style:parent-style-name="Standard">
      <style:text-properties officeooo:rsid="00517fa0" officeooo:paragraph-rsid="00517fa0"/>
    </style:style>
    <style:style style:name="P45" style:family="paragraph" style:parent-style-name="Standard">
      <style:text-properties officeooo:rsid="0059aa4c" officeooo:paragraph-rsid="0059aa4c"/>
    </style:style>
    <style:style style:name="P46" style:family="paragraph" style:parent-style-name="Standard">
      <style:text-properties officeooo:rsid="0059aa4c" officeooo:paragraph-rsid="005d355e"/>
    </style:style>
    <style:style style:name="P47" style:family="paragraph" style:parent-style-name="Standard">
      <style:text-properties officeooo:paragraph-rsid="0059aa4c"/>
    </style:style>
    <style:style style:name="P48" style:family="paragraph" style:parent-style-name="Standard">
      <style:text-properties officeooo:rsid="0061f2bd" officeooo:paragraph-rsid="0061f2bd"/>
    </style:style>
    <style:style style:name="P49" style:family="paragraph" style:parent-style-name="Standard">
      <style:text-properties officeooo:rsid="00641f7d" officeooo:paragraph-rsid="00641f7d"/>
    </style:style>
    <style:style style:name="P50" style:family="paragraph" style:parent-style-name="Standard">
      <style:text-properties officeooo:rsid="006848da" officeooo:paragraph-rsid="006a373e"/>
    </style:style>
    <style:style style:name="P51" style:family="paragraph" style:parent-style-name="Standard">
      <style:text-properties style:font-name="DejaVu Sans Mono" officeooo:rsid="006fc0ca" officeooo:paragraph-rsid="006fc0ca"/>
    </style:style>
    <style:style style:name="P52" style:family="paragraph" style:parent-style-name="Standard">
      <style:text-properties style:font-name="DejaVu Sans Mono" officeooo:rsid="006fc0ca" officeooo:paragraph-rsid="0075ae8d"/>
    </style:style>
    <style:style style:name="P53" style:family="paragraph" style:parent-style-name="Standard">
      <style:text-properties style:font-name="DejaVu Sans Mono" officeooo:rsid="0075ae8d" officeooo:paragraph-rsid="0075ae8d"/>
    </style:style>
    <style:style style:name="P54" style:family="paragraph" style:parent-style-name="Standard">
      <style:text-properties style:font-name="DejaVu Sans Mono" officeooo:rsid="00769c99" officeooo:paragraph-rsid="00769c99"/>
    </style:style>
    <style:style style:name="P55" style:family="paragraph" style:parent-style-name="Standard">
      <style:text-properties style:font-name="DejaVu Sans Mono" officeooo:rsid="00777ea9" officeooo:paragraph-rsid="00777ea9"/>
    </style:style>
    <style:style style:name="P56" style:family="paragraph" style:parent-style-name="Standard">
      <style:paragraph-properties fo:break-before="page"/>
      <style:text-properties officeooo:rsid="004861d8" officeooo:paragraph-rsid="0049b944"/>
    </style:style>
    <style:style style:name="P5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b0d29" officeooo:paragraph-rsid="003afb5f"/>
    </style:style>
    <style:style style:name="P5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DejaVu Sans" officeooo:rsid="0067d702" officeooo:paragraph-rsid="0061f2bd"/>
    </style:style>
    <style:style style:name="P59" style:family="paragraph" style:parent-style-name="Standard" style:list-style-name="L1">
      <style:text-properties style:font-name="DejaVu Sans" officeooo:rsid="001ca897" officeooo:paragraph-rsid="001ca897"/>
    </style:style>
    <style:style style:name="P60" style:family="paragraph" style:parent-style-name="Standard" style:list-style-name="L2">
      <style:text-properties style:font-name="DejaVu Sans" officeooo:rsid="001ca897" officeooo:paragraph-rsid="001ca897"/>
    </style:style>
    <style:style style:name="P61" style:family="paragraph" style:parent-style-name="Standard" style:list-style-name="L1">
      <style:text-properties style:font-name="DejaVu Sans" officeooo:rsid="006d401e" officeooo:paragraph-rsid="006d401e"/>
    </style:style>
    <style:style style:name="P62" style:family="paragraph" style:parent-style-name="Standard">
      <style:text-properties style:font-name="DejaVu Sans" officeooo:rsid="0061f2bd" officeooo:paragraph-rsid="0061f2bd"/>
    </style:style>
    <style:style style:name="P63" style:family="paragraph" style:parent-style-name="Standard">
      <style:text-properties style:font-name="DejaVu Sans" officeooo:rsid="0079bde4" officeooo:paragraph-rsid="0079bde4"/>
    </style:style>
    <style:style style:name="P64" style:family="paragraph" style:parent-style-name="Standard">
      <style:text-properties style:font-name="DejaVu Sans" officeooo:rsid="007adba8" officeooo:paragraph-rsid="007adba8"/>
    </style:style>
    <style:style style:name="P65" style:family="paragraph" style:parent-style-name="Standard">
      <style:text-properties style:font-name="DejaVu Sans" officeooo:rsid="007b8a26" officeooo:paragraph-rsid="007b8a26"/>
    </style:style>
    <style:style style:name="P66" style:family="paragraph" style:parent-style-name="Standard">
      <style:text-properties style:font-name="DejaVu Sans" officeooo:rsid="007d2318" officeooo:paragraph-rsid="007d2318"/>
    </style:style>
    <style:style style:name="P67" style:family="paragraph" style:parent-style-name="Standard" style:list-style-name="L3">
      <style:text-properties officeooo:paragraph-rsid="0042a2f0"/>
    </style:style>
    <style:style style:name="P68" style:family="paragraph" style:parent-style-name="Standard" style:list-style-name="L4">
      <style:text-properties officeooo:paragraph-rsid="0042a2f0"/>
    </style:style>
    <style:style style:name="P69" style:family="paragraph" style:parent-style-name="Standard" style:list-style-name="L4">
      <style:text-properties officeooo:rsid="00467b4b" officeooo:paragraph-rsid="00467b4b"/>
    </style:style>
    <style:style style:name="P70" style:family="paragraph" style:parent-style-name="Standard">
      <style:text-properties officeooo:paragraph-rsid="007d2318"/>
    </style:style>
    <style:style style:name="P71" style:family="paragraph" style:parent-style-name="Standard">
      <style:text-properties style:font-name="DejaVu Sans"/>
    </style:style>
    <style:style style:name="P72" style:family="paragraph" style:parent-style-name="Standard">
      <style:text-properties officeooo:rsid="001de42e" officeooo:paragraph-rsid="001de42e"/>
    </style:style>
    <style:style style:name="P73" style:family="paragraph" style:parent-style-name="Standard">
      <style:text-properties officeooo:rsid="007f3a9e" officeooo:paragraph-rsid="007f3a9e"/>
    </style:style>
    <style:style style:name="P74" style:family="paragraph" style:parent-style-name="Standard">
      <style:text-properties style:font-name="DejaVu Sans Mono" officeooo:rsid="008158ac" officeooo:paragraph-rsid="008158ac"/>
    </style:style>
    <style:style style:name="P75" style:family="paragraph" style:parent-style-name="Standard" style:list-style-name="L6">
      <style:text-properties style:font-name="DejaVu Sans Mono" officeooo:rsid="008158ac" officeooo:paragraph-rsid="008158ac"/>
    </style:style>
    <style:style style:name="P76" style:family="paragraph" style:parent-style-name="Standard">
      <style:text-properties style:font-name="DejaVu Sans Mono" fo:font-weight="bold" officeooo:rsid="008158ac" officeooo:paragraph-rsid="008158ac" style:font-weight-asian="bold" style:font-weight-complex="bold"/>
    </style:style>
    <style:style style:name="P77" style:family="paragraph" style:parent-style-name="Standard">
      <style:text-properties style:font-name="DejaVu Sans Mono" fo:font-weight="normal" officeooo:rsid="008158ac" officeooo:paragraph-rsid="008158ac" style:font-weight-asian="normal" style:font-weight-complex="normal"/>
    </style:style>
    <style:style style:name="P78" style:family="paragraph" style:parent-style-name="Standard">
      <style:text-properties style:font-name="DejaVu Sans Mono" fo:font-weight="normal" officeooo:rsid="008268ec" officeooo:paragraph-rsid="008268ec" style:font-weight-asian="normal" style:font-weight-complex="normal"/>
    </style:style>
    <style:style style:name="P79" style:family="paragraph" style:parent-style-name="Standard">
      <style:text-properties style:font-name="DejaVu Sans Mono" fo:font-weight="normal" officeooo:rsid="0084b158" officeooo:paragraph-rsid="0084b158" style:font-weight-asian="normal" style:font-weight-complex="normal"/>
    </style:style>
    <style:style style:name="P8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DejaVu Sans" officeooo:rsid="007d2318" officeooo:paragraph-rsid="007adba8"/>
    </style:style>
    <style:style style:name="P8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DejaVu Sans Mono" officeooo:rsid="008158ac" officeooo:paragraph-rsid="00769c99"/>
    </style:style>
    <style:style style:name="P82" style:family="paragraph" style:list-style-name="L5">
      <style:text-properties style:font-name="DejaVu Sans"/>
    </style:style>
    <style:style style:name="T1" style:family="text">
      <style:text-properties style:font-name="DejaVu Sans"/>
    </style:style>
    <style:style style:name="T2" style:family="text">
      <style:text-properties style:font-name="DejaVu Sans" officeooo:rsid="001e3e08"/>
    </style:style>
    <style:style style:name="T3" style:family="text">
      <style:text-properties style:font-name="DejaVu Sans" officeooo:rsid="00222ce5"/>
    </style:style>
    <style:style style:name="T4" style:family="text">
      <style:text-properties style:font-name="DejaVu Sans" officeooo:rsid="0023849a"/>
    </style:style>
    <style:style style:name="T5" style:family="text">
      <style:text-properties style:font-name="DejaVu Sans" officeooo:rsid="00250aad"/>
    </style:style>
    <style:style style:name="T6" style:family="text">
      <style:text-properties style:font-name="DejaVu Sans" officeooo:rsid="0028112e"/>
    </style:style>
    <style:style style:name="T7" style:family="text">
      <style:text-properties style:font-name="DejaVu Sans" fo:font-style="italic" style:font-style-asian="italic" style:font-style-complex="italic"/>
    </style:style>
    <style:style style:name="T8" style:family="text">
      <style:text-properties style:font-name="DejaVu Sans" fo:font-style="italic" officeooo:rsid="0028112e" style:font-style-asian="italic" style:font-style-complex="italic"/>
    </style:style>
    <style:style style:name="T9" style:family="text">
      <style:text-properties style:font-name="DejaVu Sans" fo:font-style="italic" officeooo:rsid="00517fa0" style:font-style-asian="italic" style:font-style-complex="italic"/>
    </style:style>
    <style:style style:name="T10" style:family="text">
      <style:text-properties style:font-name="DejaVu Sans" fo:font-style="italic" officeooo:rsid="00533ed5" style:font-style-asian="italic" style:font-style-complex="italic"/>
    </style:style>
    <style:style style:name="T11" style:family="text">
      <style:text-properties style:font-name="DejaVu Sans" fo:font-style="normal" style:font-style-asian="normal" style:font-style-complex="normal"/>
    </style:style>
    <style:style style:name="T12" style:family="text">
      <style:text-properties style:font-name="DejaVu Sans" fo:font-style="normal" officeooo:rsid="0035b742" style:font-style-asian="normal" style:font-style-complex="normal"/>
    </style:style>
    <style:style style:name="T13" style:family="text">
      <style:text-properties style:font-name="DejaVu Sans" fo:font-style="normal" officeooo:rsid="003795e1" style:font-style-asian="normal" style:font-style-complex="normal"/>
    </style:style>
    <style:style style:name="T14" style:family="text">
      <style:text-properties style:font-name="DejaVu Sans" fo:font-style="normal" officeooo:rsid="00390655" style:font-style-asian="normal" style:font-style-complex="normal"/>
    </style:style>
    <style:style style:name="T15" style:family="text">
      <style:text-properties style:font-name="DejaVu Sans" fo:font-style="normal" officeooo:rsid="0039ac38" style:font-style-asian="normal" style:font-style-complex="normal"/>
    </style:style>
    <style:style style:name="T16" style:family="text">
      <style:text-properties style:font-name="DejaVu Sans" fo:font-style="normal" officeooo:rsid="0044dd4c" style:font-style-asian="normal" style:font-style-complex="normal"/>
    </style:style>
    <style:style style:name="T17" style:family="text">
      <style:text-properties style:font-name="DejaVu Sans" fo:font-style="normal" officeooo:rsid="005b31ae" style:font-style-asian="normal" style:font-style-complex="normal"/>
    </style:style>
    <style:style style:name="T18" style:family="text">
      <style:text-properties style:font-name="DejaVu Sans" fo:font-style="normal" officeooo:rsid="005bf816" style:font-style-asian="normal" style:font-style-complex="normal"/>
    </style:style>
    <style:style style:name="T19" style:family="text">
      <style:text-properties style:font-name="DejaVu Sans" fo:font-style="normal" officeooo:rsid="0059aa4c" style:font-style-asian="normal" style:font-style-complex="normal"/>
    </style:style>
    <style:style style:name="T20" style:family="text">
      <style:text-properties style:font-name="DejaVu Sans" officeooo:rsid="00292eb7"/>
    </style:style>
    <style:style style:name="T21" style:family="text">
      <style:text-properties style:font-name="DejaVu Sans" fo:font-weight="bold" style:font-weight-asian="bold" style:font-weight-complex="bold"/>
    </style:style>
    <style:style style:name="T22" style:family="text">
      <style:text-properties style:font-name="DejaVu Sans" fo:font-weight="bold" officeooo:rsid="0023849a" style:font-weight-asian="bold" style:font-weight-complex="bold"/>
    </style:style>
    <style:style style:name="T23" style:family="text">
      <style:text-properties style:font-name="DejaVu Sans" fo:font-weight="bold" officeooo:rsid="006d401e" style:font-weight-asian="bold" style:font-weight-complex="bold"/>
    </style:style>
    <style:style style:name="T24" style:family="text">
      <style:text-properties style:font-name="DejaVu Sans" officeooo:rsid="002d8eff"/>
    </style:style>
    <style:style style:name="T25" style:family="text">
      <style:text-properties style:font-name="DejaVu Sans" officeooo:rsid="0030caf6"/>
    </style:style>
    <style:style style:name="T26" style:family="text">
      <style:text-properties style:font-name="DejaVu Sans" officeooo:rsid="00325d4b"/>
    </style:style>
    <style:style style:name="T27" style:family="text">
      <style:text-properties style:font-name="DejaVu Sans" officeooo:rsid="0033fa78"/>
    </style:style>
    <style:style style:name="T28" style:family="text">
      <style:text-properties style:font-name="DejaVu Sans" officeooo:rsid="00349fe9"/>
    </style:style>
    <style:style style:name="T29" style:family="text">
      <style:text-properties style:font-name="DejaVu Sans" officeooo:rsid="0035b742"/>
    </style:style>
    <style:style style:name="T30" style:family="text">
      <style:text-properties style:font-name="DejaVu Sans" officeooo:rsid="0042a2f0"/>
    </style:style>
    <style:style style:name="T31" style:family="text">
      <style:text-properties style:font-name="DejaVu Sans" officeooo:rsid="004480a6"/>
    </style:style>
    <style:style style:name="T32" style:family="text">
      <style:text-properties style:font-name="DejaVu Sans" officeooo:rsid="003afb5f"/>
    </style:style>
    <style:style style:name="T33" style:family="text">
      <style:text-properties style:font-name="DejaVu Sans" officeooo:rsid="003b8df0"/>
    </style:style>
    <style:style style:name="T34" style:family="text">
      <style:text-properties style:font-name="DejaVu Sans" officeooo:rsid="0044dd4c"/>
    </style:style>
    <style:style style:name="T35" style:family="text">
      <style:text-properties style:font-name="DejaVu Sans" officeooo:rsid="0039ac38"/>
    </style:style>
    <style:style style:name="T36" style:family="text">
      <style:text-properties style:font-name="DejaVu Sans" officeooo:rsid="00390655"/>
    </style:style>
    <style:style style:name="T37" style:family="text">
      <style:text-properties style:font-name="DejaVu Sans" officeooo:rsid="00467b4b"/>
    </style:style>
    <style:style style:name="T38" style:family="text">
      <style:text-properties style:font-name="DejaVu Sans" officeooo:rsid="001de42e"/>
    </style:style>
    <style:style style:name="T39" style:family="text">
      <style:text-properties style:font-name="DejaVu Sans" officeooo:rsid="003e5cdb"/>
    </style:style>
    <style:style style:name="T40" style:family="text">
      <style:text-properties style:font-name="DejaVu Sans" officeooo:rsid="004b90ff"/>
    </style:style>
    <style:style style:name="T41" style:family="text">
      <style:text-properties style:font-name="DejaVu Sans" officeooo:rsid="00533ed5"/>
    </style:style>
    <style:style style:name="T42" style:family="text">
      <style:text-properties style:font-name="DejaVu Sans" officeooo:rsid="0053f9a7"/>
    </style:style>
    <style:style style:name="T43" style:family="text">
      <style:text-properties style:font-name="DejaVu Sans" officeooo:rsid="00559b7b"/>
    </style:style>
    <style:style style:name="T44" style:family="text">
      <style:text-properties style:font-name="DejaVu Sans" officeooo:rsid="0020bf7d"/>
    </style:style>
    <style:style style:name="T45" style:family="text">
      <style:text-properties style:font-name="DejaVu Sans" officeooo:rsid="005bf816"/>
    </style:style>
    <style:style style:name="T46" style:family="text">
      <style:text-properties style:font-name="DejaVu Sans" officeooo:rsid="005d355e"/>
    </style:style>
    <style:style style:name="T47" style:family="text">
      <style:text-properties style:font-name="DejaVu Sans" officeooo:rsid="0062e100"/>
    </style:style>
    <style:style style:name="T48" style:family="text">
      <style:text-properties style:font-name="DejaVu Sans" officeooo:rsid="00641ff2"/>
    </style:style>
    <style:style style:name="T49" style:family="text">
      <style:text-properties style:font-name="DejaVu Sans" officeooo:rsid="007d2318"/>
    </style:style>
    <style:style style:name="T50" style:family="text">
      <style:text-properties officeooo:rsid="001d2b3c"/>
    </style:style>
    <style:style style:name="T51" style:family="text">
      <style:text-properties officeooo:rsid="001f897a"/>
    </style:style>
    <style:style style:name="T52" style:family="text">
      <style:text-properties fo:color="#a52a2a" style:font-name="DejaVu Sans"/>
    </style:style>
    <style:style style:name="T53" style:family="text">
      <style:text-properties fo:color="#0000cd"/>
    </style:style>
    <style:style style:name="T54" style:family="text">
      <style:text-properties fo:color="#0000cd" style:font-name="DejaVu Sans"/>
    </style:style>
    <style:style style:name="T55" style:family="text">
      <style:text-properties fo:color="#ff0000"/>
    </style:style>
    <style:style style:name="T56" style:family="text">
      <style:text-properties fo:color="#ff0000" style:font-name="DejaVu Sans"/>
    </style:style>
    <style:style style:name="T57" style:family="text">
      <style:text-properties officeooo:rsid="005f0958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75ae8d" style:font-weight-asian="bold" style:font-weight-complex="bold"/>
    </style:style>
    <style:style style:name="T60" style:family="text">
      <style:text-properties officeooo:rsid="00712b68"/>
    </style:style>
    <style:style style:name="T61" style:family="text">
      <style:text-properties officeooo:rsid="0075ae8d"/>
    </style:style>
    <style:style style:name="T62" style:family="text">
      <style:text-properties fo:color="#000000"/>
    </style:style>
    <style:style style:name="T63" style:family="text">
      <style:text-properties officeooo:rsid="008103e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officeooo:rsid="00850dd8"/>
    </style:style>
    <style:style style:name="T70" style:family="text">
      <style:text-properties officeooo:rsid="0087e7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k zostać webdeveloperem w weekend?</text:p>
      <text:p text:style-name="P2"/>
      <text:p text:style-name="P3">Zagadnienia:</text:p>
      <text:list xml:id="list1298137754634060383" text:style-name="L1">
        <text:list-item>
          <text:p text:style-name="P59">HTML5 <text:span text:style-name="T51">i </text:span>CSS</text:p>
        </text:list-item>
        <text:list-item>
          <text:p text:style-name="P59">Javascript</text:p>
          <text:list>
            <text:list-item>
              <text:p text:style-name="P59">Jquery</text:p>
            </text:list-item>
            <text:list-item>
              <text:p text:style-name="P59">Angular JS</text:p>
            </text:list-item>
          </text:list>
        </text:list-item>
        <text:list-item>
          <text:p text:style-name="P59">SQL</text:p>
        </text:list-item>
        <text:list-item>
          <text:p text:style-name="P61">ASP.NET</text:p>
        </text:list-item>
      </text:list>
      <text:p text:style-name="P2"/>
      <text:h text:style-name="Heading_20_1" text:outline-level="1"><text:span text:style-name="T1">HTML</text:span><text:span text:style-name="T47"> </text:span><text:span text:style-name="T1">i CSS</text:span></text:h>
      <text:p text:style-name="P4">html example:</text:p>
      <text:p text:style-name="P48"><text:span text:style-name="T54">&lt;</text:span><text:span text:style-name="T52">!DOCTYPE</text:span><text:span text:style-name="T56"> html</text:span><text:span text:style-name="T54">&gt;</text:span><text:span text:style-name="T1"><text:line-break/></text:span><text:span text:style-name="T54">&lt;</text:span><text:span text:style-name="T52">html</text:span><text:span text:style-name="T54">&gt;</text:span><text:span text:style-name="T1"><text:line-break/></text:span><text:span text:style-name="T54">&lt;</text:span><text:span text:style-name="T52">head</text:span><text:span text:style-name="T54">&gt;</text:span><text:span text:style-name="T1"><text:line-break/></text:span><text:span text:style-name="T54">&lt;</text:span><text:span text:style-name="T52">meta</text:span><text:span text:style-name="T56"> charset</text:span><text:span text:style-name="T54">="UTF-8"&gt;</text:span><text:span text:style-name="T1"><text:line-break/></text:span><text:span text:style-name="T54">&lt;</text:span><text:span text:style-name="T52">title</text:span><text:span text:style-name="T54">&gt;</text:span><text:span text:style-name="Emphasis"><text:span text:style-name="T1">Title of the document</text:span></text:span><text:span text:style-name="T54">&lt;</text:span><text:span text:style-name="T52">/title</text:span><text:span text:style-name="T54">&gt;</text:span><text:span text:style-name="T1"><text:line-break/></text:span><text:span text:style-name="T54">&lt;</text:span><text:span text:style-name="T52">/head</text:span><text:span text:style-name="T54">&gt;</text:span><text:span text:style-name="T1"><text:line-break/><text:line-break/></text:span><text:span text:style-name="T54">&lt;</text:span><text:span text:style-name="T52">body</text:span><text:span text:style-name="T54">&gt;</text:span><text:span text:style-name="T1"><text:line-break/></text:span><text:span text:style-name="Emphasis"><text:span text:style-name="T1">Content of the document......</text:span></text:span><text:span text:style-name="T1"><text:line-break/></text:span><text:span text:style-name="T54">&lt;</text:span><text:span text:style-name="T52">/body</text:span><text:span text:style-name="T54">&gt;</text:span><text:span text:style-name="T1"><text:line-break/><text:line-break/></text:span><text:span text:style-name="T54">&lt;</text:span><text:span text:style-name="T52">/html</text:span><text:span text:style-name="T54">&gt;</text:span><text:span text:style-name="T1"> </text:span></text:p>
      <text:p text:style-name="P58"/>
      <text:p text:style-name="P5"/>
      <text:p text:style-name="P6">CSS:</text:p>
      <text:p text:style-name="P7">składnia:</text:p>
      <text:p text:style-name="P50"><text:span text:style-name="T1">identyfikator </text:span><text:span text:style-name="T21">{</text:span><text:span text:style-name="T1"> co</text:span><text:span text:style-name="T21">:</text:span><text:span text:style-name="T1"> jak</text:span><text:span text:style-name="T21">;</text:span></text:p>
      <text:p text:style-name="P8">}</text:p>
      <text:p text:style-name="P8"/>
      <text:p text:style-name="P6">np.</text:p>
      <text:p text:style-name="P6"><text:tab/>p {</text:p>
      <text:p text:style-name="P6"><text:tab/><text:tab/>color: #ff0000;</text:p>
      <text:p text:style-name="P6"><text:tab/><text:tab/>text-align: center;</text:p>
      <text:p text:style-name="P6"><text:tab/>}</text:p>
      <text:p text:style-name="P6">Jak się właściwie odnosić? </text:p>
      <text:p text:style-name="P6">&lt;po prostu nazwa&gt; </text:p>
      <text:p text:style-name="P6">.klasa po kropce</text:p>
      <text:p text:style-name="P6">#id z hashtagiem</text:p>
      <text:p text:style-name="P6"/>
      <text:p text:style-name="P49"><text:soft-page-break/><text:span text:style-name="T1">/*</text:span><text:span text:style-name="T48">a komentarze stawiamy tak */</text:span></text:p>
      <text:p text:style-name="P9">nie zapominamy o: <text:s/></text:p>
      <text:p text:style-name="P4"/>
      <text:h text:style-name="Heading_20_1" text:outline-level="1">JS</text:h>
      <text:p text:style-name="P63"/>
      <text:p text:style-name="P65">w funkcjach {<text:span text:style-name="T58">this.</text:span>nazwa <text:span text:style-name="T58">=</text:span> wartość<text:span text:style-name="T58">;</text:span>}</text:p>
      <text:p text:style-name="P65">w obiektach {nazwa<text:span text:style-name="T58">: </text:span>wartość<text:span text:style-name="T58">,</text:span>}</text:p>
      <text:p text:style-name="P63"/>
      <text:p text:style-name="P63">obiekty:</text:p>
      <text:p text:style-name="P63">var nazwaObiektu = {</text:p>
      <text:p text:style-name="P63"><text:tab/>pole1: wartość,</text:p>
      <text:p text:style-name="P63"><text:tab/>metoda: function() {</text:p>
      <text:p text:style-name="P63"><text:tab/><text:tab/>this.wartosc;</text:p>
      <text:p text:style-name="P63"><text:tab/><text:tab/>//cośtam</text:p>
      <text:p text:style-name="P63"><text:tab/>},</text:p>
      <text:p text:style-name="P63"><text:tab/>pole 2 : wartość2</text:p>
      <text:p text:style-name="P63">}</text:p>
      <text:p text:style-name="P63"/>
      <text:p text:style-name="P64">dodaj metodę:</text:p>
      <text:p text:style-name="P64">nazwa obiektu.nowa_metoda = function() {/*blabla*/};</text:p>
      <text:p text:style-name="P63"/>
      <text:p text:style-name="P64">Prototypy (konstruktory):</text:p>
      <text:p text:style-name="P64">function Prototyp(argumenty) {</text:p>
      <text:p text:style-name="P64"><text:tab/>this.pole = cośtam;</text:p>
      <text:p text:style-name="P64">}</text:p>
      <text:p text:style-name="P64">var nowyObiekt = new Prototyp();</text:p>
      <text:p text:style-name="P80"/>
      <text:p text:style-name="P66"/>
      <text:p text:style-name="P66">Closures:</text:p>
      <text:p text:style-name="P70"><text:span text:style-name="T49"><text:tab/></text:span><text:span text:style-name="T53">var</text:span><text:span text:style-name="T62"> add = (</text:span><text:span text:style-name="T53">function</text:span><text:span text:style-name="T62"> () {<text:line-break/> <text:tab/><text:tab/></text:span><text:span text:style-name="T53">var</text:span><text:span text:style-name="T62"> counter = </text:span><text:span text:style-name="T55">0</text:span><text:span text:style-name="T62">;<text:line-break/> <text:tab/><text:tab/></text:span><text:span text:style-name="T53">return</text:span><text:span text:style-name="T62"> </text:span><text:span text:style-name="T53">function</text:span><text:span text:style-name="T62"> () {</text:span><text:span text:style-name="T53">return</text:span><text:span text:style-name="T62"> counter += </text:span><text:span text:style-name="T55">1</text:span><text:span text:style-name="T62">;}<text:line-break/><text:tab/>})();</text:span></text:p>
      <text:p text:style-name="P1">opis: </text:p>
      <text:list xml:id="list6890856874277643313" text:style-name="L5">
        <text:list-item>
          <text:p>add jest funkcją wywołującą się podczas tworzenia obiektu ! {}();</text:p>
        </text:list-item>
        <text:list-item>
          <text:p>tworzy lokalną zmienną (tylko przy tworzeniu obiektu)</text:p>
        </text:list-item>
        <text:list-item>
          <text:p>zwraca do niego ‘wskaźnik’ (w js chyba nie ma takiego pojęcia) na funkcję dodającą</text:p>
        </text:list-item>
      </text:list>
      <text:h text:style-name="Heading_20_1" text:outline-level="1"><text:span text:style-name="T57">jQ</text:span>uery</text:h>
      <text:p text:style-name="P10">składnia: </text:p>
      <text:p text:style-name="P11">$(selektor).action()</text:p>
      <text:p text:style-name="P12"/>
      <text:p text:style-name="P45"><text:span text:style-name="T45">$</text:span><text:span text:style-name="T1">(selekto</text:span><text:span text:style-name="T45">r</text:span><text:span text:style-name="T1">) – jak znajść to czego szukasz?</text:span></text:p>
      <text:p text:style-name="P13"><text:tab/>$(this) – obecnie używany element</text:p>
      <text:p text:style-name="P45"><text:soft-page-break/><text:span text:style-name="T1"><text:tab/>$(”p”) - używa wszystkich elementów &lt;p&gt;, zasadniocz do </text:span><text:span text:style-name="T7">&lt; &gt;</text:span></text:p>
      <text:p text:style-name="P45"><text:span text:style-name="T7"><text:tab/></text:span><text:span text:style-name="T11">$(”.klasa”) - . kropka jest klas</text:span></text:p>
      <text:p text:style-name="P14"><text:tab/>$(”#id”) - # hash jest do id</text:p>
      <text:p text:style-name="P45"><text:span text:style-name="T11"><text:tab/></text:span><text:span text:style-name="T17">$(”[atrybut]”) - to co jest po &lt; cośtam = ”to jest właśnie atrybut”&gt;</text:span></text:p>
      <text:p text:style-name="P47"><text:span text:style-name="T19"><text:tab/></text:span><text:span text:style-name="T17">te rzeczy można łączyć, </text:span><text:span text:style-name="T18">np. $("a[target!='_blank']")</text:span></text:p>
      <text:p text:style-name="P15"/>
      <text:p text:style-name="P45"><text:span text:style-name="T45">a</text:span><text:span text:style-name="T1">ction</text:span><text:span text:style-name="T45">() </text:span><text:span text:style-name="T1">– co chcesz mu zrobić?</text:span></text:p>
      <text:p text:style-name="P46"><text:span text:style-name="T1"><text:tab/></text:span><text:span text:style-name="T46">wywołuje</text:span><text:span text:style-name="T45"> funkcje np. allert() albo twoją własną, </text:span><text:span text:style-name="T46">Można tu też obsługiwać eventy np. </text:span><text:span text:style-name="T45">click(), ready(), focus(). </text:span><text:span text:style-name="T46">Można edytować elementy, zarząðzać cssem i etc.</text:span></text:p>
      <text:p text:style-name="P13"/>
      <text:p text:style-name="P13"/>
      <text:p text:style-name="P2"/>
      <text:h text:style-name="Heading_20_1" text:outline-level="1">Angular JS</text:h>
      <text:p text:style-name="P17"/>
      <text:p text:style-name="P36"><text:span text:style-name="T1">żeby w ogóle framework mógł działać, trzeba go pobrać, </text:span><text:span text:style-name="T32">najlepiej robić w &lt;head&gt;, żeby się wszystko </text:span><text:span text:style-name="T33">na początku załadowało:</text:span></text:p>
      <text:p text:style-name="P29"><text:span text:style-name="T54">&lt;</text:span><text:span text:style-name="T52">script</text:span><text:span text:style-name="T56"> src</text:span><text:span text:style-name="T54">="</text:span><text:a xlink:type="simple" xlink:href="https://ajax.googleapis.com/ajax/libs/angularjs/1.4.8/angular.min.js" text:style-name="Internet_20_link" text:visited-style-name="Visited_20_Internet_20_Link">https://ajax.googleapis.com/ajax/libs/angularjs/1.4.8/angular.min.js</text:a><text:span text:style-name="T54">"&gt; &lt;</text:span><text:span text:style-name="T52">/script</text:span><text:span text:style-name="T54">&gt; </text:span></text:p>
      <text:p text:style-name="P57"/>
      <text:p text:style-name="P38"/>
      <text:p text:style-name="P34"><text:span text:style-name="T21">directives</text:span><text:span text:style-name="T1"> </text:span><text:span text:style-name="T30">(rozkazy, zarządzenia): </text:span><text:span text:style-name="T3">roszerzenie atrybutów HTMLa </text:span><text:span text:style-name="T4">z prefixem </text:span><text:span text:style-name="T22">ng-</text:span></text:p>
      <text:p text:style-name="P35"><text:span text:style-name="T4">w</text:span><text:span text:style-name="T1">budowane:</text:span></text:p>
      <text:list xml:id="list8494870378414451149" text:style-name="L3">
        <text:list-item>
          <text:p text:style-name="P67"><text:span text:style-name="T4">ng-app </text:span><text:span text:style-name="T30">(inicjalzuje angulara)</text:span><text:span text:style-name="T4">, </text:span></text:p>
        </text:list-item>
      </text:list>
      <text:list xml:id="list5519400785154459248" text:style-name="L4">
        <text:list-item>
          <text:p text:style-name="P68"><text:span text:style-name="T4">ng-model </text:span><text:span text:style-name="T30">(</text:span><text:span text:style-name="T37">wczytuje do angulara </text:span><text:span text:style-name="T30">wartości pól html – jak np. input, textarea.. </text:span><text:span text:style-name="T37">robi też trochę innych rzeczy</text:span><text:span text:style-name="T30">)</text:span><text:span text:style-name="T4">,</text:span></text:p>
        </text:list-item>
        <text:list-item>
          <text:p text:style-name="P68"><text:span text:style-name="T4">ng-bind </text:span><text:span text:style-name="T34">&gt;</text:span><text:span text:style-name="T31">ang. łączyć</text:span><text:span text:style-name="T34">&lt;</text:span><text:span text:style-name="T31"> </text:span><text:span text:style-name="T25">(wyświetla expression) </text:span><text:span text:style-name="T4">, </text:span></text:p>
        </text:list-item>
        <text:list-item>
          <text:p text:style-name="P68"><text:span text:style-name="T5">ng-init </text:span><text:span text:style-name="T26">(</text:span><text:span text:style-name="T37">wykonywane podczas strtu angulara,</text:span><text:span text:style-name="T26"> </text:span><text:span text:style-name="T28">mało profesjonalne</text:span><text:span text:style-name="T37">- powinno się uzywac controllers and modules</text:span><text:span text:style-name="T26">)</text:span><text:span text:style-name="T5">.</text:span></text:p>
        </text:list-item>
        <text:list-item>
          <text:p text:style-name="P69"><text:span text:style-name="T5">N</text:span><text:span text:style-name="T1">g-repeat (taki for each, wypisuje wszystkie elementy tablicy)</text:span></text:p>
        </text:list-item>
      </text:list>
      <text:p text:style-name="P37"><text:span text:style-name="T27">m</text:span><text:span text:style-name="T1">ożna też definiować własne:</text:span></text:p>
      <text:p text:style-name="P18"><text:tab/>&lt;div ng-app="myApp"&gt;&lt;dyr&gt;</text:p>
      <text:p text:style-name="P18"><text:tab/>&lt;script&gt;var app= angular.module("myApp", []);</text:p>
      <text:p text:style-name="P18"><text:tab/> <text:s text:c="2"/>app.directive("dyr", function(){</text:p>
      <text:p text:style-name="P18"><text:tab/> <text:s text:c="3"/><text:tab/>return {</text:p>
      <text:p text:style-name="P18"><text:tab/> <text:s text:c="9"/>template: "&lt;p&gt;żygi dyrektywy&lt;p/&gt;"</text:p>
      <text:p text:style-name="P18"><text:tab/> <text:s text:c="7"/>};</text:p>
      <text:p text:style-name="P18"><text:tab/> <text:s text:c="3"/>}); &lt;/script&gt;</text:p>
      <text:p text:style-name="P19"/>
      <text:p text:style-name="P40"><text:span text:style-name="T21">expressions</text:span> <text:span text:style-name="T44">– </text:span><text:span text:style-name="T29">skł</text:span><text:span text:style-name="T34">a</text:span><text:span text:style-name="T29">dnia (</text:span><text:span text:style-name="T34">można używać </text:span><text:span text:style-name="T29">w tekście lub gdzielkowiek): </text:span><text:span text:style-name="T6">{{</text:span><text:span text:style-name="T8">wyrażenie</text:span><text:span text:style-name="T6">}}</text:span></text:p>
      <text:p text:style-name="P33"><text:span text:style-name="T6">w</text:span><text:span text:style-name="T1">yrażenie</text:span><text:span text:style-name="T11"> może być operacją matematyczną, </text:span><text:span text:style-name="T12">stringiem, tablicą </text:span><text:span text:style-name="T16">&gt;</text:span><text:span text:style-name="T12">tab=[1,3,5]</text:span><text:span text:style-name="T16">&lt;</text:span><text:span text:style-name="T12"> </text:span><text:span text:style-name="T13">(numerowane od 0 jak js)</text:span><text:span text:style-name="T12">. </text:span><text:span text:style-name="T14">Nie można zrobić z nich pętli, warunku ani nic takiego. Ale można zrobić filtry. Nie ma ich ‘poza’ angularem – mogą być użyte tylko w</text:span><text:span text:style-name="T15">ewnątrz</text:span><text:span text:style-name="T14"> </text:span><text:span text:style-name="T35">{</text:span><text:span text:style-name="T36">{</text:span><text:span text:style-name="T35">}</text:span><text:span text:style-name="T36">}. </text:span></text:p>
      <text:p text:style-name="P20"/>
      <text:p text:style-name="P31"><text:soft-page-break/><text:span text:style-name="T21">modules</text:span><text:span text:style-name="T1"> – </text:span><text:span text:style-name="T40">moduły aplikacji</text:span><text:span text:style-name="T20">. </text:span><text:span text:style-name="T24">np. var app = angular.module(‘nazwaModulu’, []). </text:span><text:span text:style-name="T40">Moduły o różnych nazwach mogą być umieszczane w różnych miejscach strony.</text:span></text:p>
      <text:p text:style-name="P44"><text:span text:style-name="T20">np.</text:span><text:span text:style-name="T1">:</text:span></text:p>
      <text:p text:style-name="P21">&lt;script&gt;</text:p>
      <text:p text:style-name="P39"><text:span text:style-name="T1"><text:s/>var mymod = angular.module('myAPP',[</text:span><text:span text:style-name="T9">moduły parenty czy coś tekiego</text:span><text:span text:style-name="T1">]);</text:span></text:p>
      <text:p text:style-name="P23">&lt;/script&gt;</text:p>
      <text:p text:style-name="P23"/>
      <text:p text:style-name="P32"><text:span text:style-name="T21">controllers</text:span><text:span text:style-name="T1"> – </text:span><text:span text:style-name="T20">kontrlują aplikację. </text:span></text:p>
      <text:p text:style-name="P24">np. </text:p>
      <text:p text:style-name="P22">&lt;div ng-app="myAPP" <text:s/>ng-init="wyn='0'"</text:p>
      <text:p text:style-name="P22">ng-controller="ahtung"&gt;</text:p>
      <text:p text:style-name="P22"><text:tab/>{{wyn2*3}}</text:p>
      <text:p text:style-name="P22"><text:s text:c="4"/>{{go()}}</text:p>
      <text:p text:style-name="P22">&lt;/div&gt;</text:p>
      <text:p text:style-name="P22"/>
      <text:p text:style-name="P22">&lt;script&gt;</text:p>
      <text:p text:style-name="P22"><text:s/>var mymod = angular.module('myAPP',[]);</text:p>
      <text:p text:style-name="P22">mymod.controller('ahtung', function($scope){</text:p>
      <text:p text:style-name="P22"><text:tab/>$scope.wyn2 = 12;</text:p>
      <text:p text:style-name="P22"><text:s text:c="4"/>$scope.go = function(){</text:p>
      <text:p text:style-name="P22"><text:s text:c="4"/><text:tab/>alert("AHTUNG");</text:p>
      <text:p text:style-name="P22"><text:s text:c="4"/>}</text:p>
      <text:p text:style-name="P22">});</text:p>
      <text:p text:style-name="P22">&lt;/script&gt;</text:p>
      <text:p text:style-name="P3"/>
      <text:p text:style-name="Standard"><text:span text:style-name="T39">$scope – wspólny obszar dla HTMLa (który zajmuje się wyglądem) i Angulara </text:span><text:span text:style-name="T1">(moduły – czyli działanie)</text:span></text:p>
      <text:p text:style-name="P1"/>
      <text:p text:style-name="P41"><text:span text:style-name="T21">filters</text:span><text:span text:style-name="T1"> – składnia: </text:span><text:span text:style-name="T7">{{wyrażenie | filter}}</text:span></text:p>
      <text:p text:style-name="P16">przykładowe wbudowane filtry : <text:s/>uppercase, orderBy, limitTo, date, filter : ‘wzor’</text:p>
      <text:p text:style-name="P42"><text:span text:style-name="T1">można też napisać własną funkcję –</text:span><text:span text:style-name="T41"> podobnie do controllersów</text:span></text:p>
      <text:p text:style-name="P16"/>
      <text:p text:style-name="P43"><text:span text:style-name="T23">s</text:span><text:span text:style-name="T21">ervices</text:span><text:span text:style-name="T1"> – </text:span><text:span text:style-name="T41">składnia </text:span><text:span text:style-name="T10">$nazwaSerwisu</text:span><text:span text:style-name="T41"> np. $scope </text:span><text:span text:style-name="T42">(</text:span><text:span text:style-name="T41">elementy strony</text:span><text:span text:style-name="T42">)</text:span><text:span text:style-name="T41">, $</text:span><text:span text:style-name="T42">theTime (</text:span><text:span text:style-name="T43">taki zegarek</text:span><text:span text:style-name="T42">)</text:span><text:span text:style-name="T41">. </text:span><text:span text:style-name="T42">Takie jakby podprogramy w programie (?).</text:span><text:span text:style-name="T41"> Można też tworzyć własne serwisy – podbnie do controllersów</text:span></text:p>
      <text:p text:style-name="P1"/>
      <text:h text:style-name="Heading_20_1" text:outline-level="1">SQL</text:h>
      <text:p text:style-name="P26"><text:s text:c="4"/>SELECT – wybierz dane z bazy</text:p>
      <text:p text:style-name="P26"><text:s text:c="4"/>UPDATE – zaktualizuj dane w bazie</text:p>
      <text:p text:style-name="P26"><text:s text:c="4"/>DELETE - usuń</text:p>
      <text:p text:style-name="P26"><text:s text:c="4"/>INSERT INTO – dodaj nowe dane do bazy</text:p>
      <text:p text:style-name="P26"><text:s text:c="4"/>CREATE DATABASE – stwórz bazę</text:p>
      <text:p text:style-name="P26"><text:s text:c="4"/>ALTER DATABASE – modyfikuj bazę</text:p>
      <text:p text:style-name="P26"><text:s text:c="4"/>CREATE TABLE – stwórz tabelę</text:p>
      <text:p text:style-name="P26"><text:s text:c="4"/>ALTER TABLE – modyfikuj tabelę</text:p>
      <text:p text:style-name="P26"><text:s text:c="4"/>DROP TABLE – usuń tabelę</text:p>
      <text:p text:style-name="P26"><text:soft-page-break/><text:s text:c="4"/>CREATE INDEX – stwórz idnex (?)</text:p>
      <text:p text:style-name="P26"><text:s text:c="4"/>DROP INDEX – usuń index</text:p>
      <text:p text:style-name="P26"/>
      <text:p text:style-name="P27"><text:span text:style-name="T58">WHERE</text:span> warunek <text:span text:style-name="T60">AND/OR/NOT(IS NOT NULL)</text:span></text:p>
      <text:p text:style-name="P27"><text:tab/><text:span text:style-name="T60">LIKE ‘%cośtam_’ <text:s/>(‘%’ - dowolny ciąg, ‘_’-pojedyńczy znak)</text:span></text:p>
      <text:p text:style-name="P27"/>
      <text:p text:style-name="P28"><text:span text:style-name="T58">JOIN</text:span> – INNER JOIN (część współna) LEFT/RIGHT/FULL JOIN – (z pierwszym/drugim/oboma)</text:p>
      <text:p text:style-name="P28"/>
      <text:p text:style-name="P52"><text:span text:style-name="T59">UPDATE</text:span><text:span text:style-name="T61"> nazwaTabeli</text:span></text:p>
      <text:p text:style-name="P53">SET column1 = value1, column2 = value2, ...</text:p>
      <text:p text:style-name="P54">WHERE warunek;</text:p>
      <text:p text:style-name="P51"/>
      <text:p text:style-name="P54"><text:span text:style-name="T58">DELETE</text:span> FROM nazwaTabeli</text:p>
      <text:p text:style-name="P54">WHERE warunek;</text:p>
      <text:p text:style-name="P54"/>
      <text:p text:style-name="P55">SELECT column_name(s)</text:p>
      <text:p text:style-name="P55">FROM table_name</text:p>
      <text:p text:style-name="P55">WHERE column_name <text:span text:style-name="T58">IN</text:span> (SELECT STATEMENT);</text:p>
      <text:p text:style-name="P81"/>
      <text:p text:style-name="P74"/>
      <text:p text:style-name="P74">Bazy danych, teoria:</text:p>
      <text:p text:style-name="P74">Modele </text:p>
      <text:list xml:id="list8949449340367564485" text:style-name="L6">
        <text:list-item>
          <text:p text:style-name="P75"><text:span text:style-name="T58">Relacyjny</text:span> – najczęstszy, <text:span text:style-name="T65">tabele </text:span>z danymi połączone <text:span text:style-name="T65">relacjami</text:span> (1 do 1, 1 do wielu, wiele do wielu). </text:p>
        </text:list-item>
        <text:list-item>
          <text:p text:style-name="P75"><text:span text:style-name="T58">Herarchiczny</text:span> i Sieciowy – dane przechowywane w postaci <text:span text:style-name="T65">drzewowej</text:span>, każdy rekord ma swój rekord nadrzędny, w sieciowej dodatkowo relacje wile do wielu.</text:p>
        </text:list-item>
        <text:list-item>
          <text:p text:style-name="P75"><text:span text:style-name="T58">Obietowy</text:span> – zwykła baza, z ‘nakładką’ pozwalający na dostęp do danych zgodny z zasadzami spotykanymi w programowaniu obiekotym</text:p>
        </text:list-item>
        <text:list-item>
          <text:p text:style-name="P75"><text:span text:style-name="T58">Strumieniowy</text:span> – rozwiązanie mające umożliwić pracę z danymi genrowanymi ciągle (strumieniami) np. z <text:span text:style-name="T65">urządzeń IoT</text:span>. Nie jak w relacyjnym, gdzie od czasu do czasu poedyńcze operacje wykonują ludzie. Na razie w fazie rozwoju</text:p>
        </text:list-item>
      </text:list>
      <text:p text:style-name="P74"/>
      <text:p text:style-name="P74">Definicje:</text:p>
      <text:p text:style-name="P76">DBMS <text:span text:style-name="T64">– DataBase Menagment System – program to tworzenia i zarządzania bazą</text:span></text:p>
      <text:p text:style-name="P76">kwerenda (Query) <text:span text:style-name="T64">– zapytanie, np. SELCE, UPDATE, DELETE, DROP</text:span></text:p>
      <text:p text:style-name="P76">SQL <text:span text:style-name="T64">– Structured Query Language</text:span></text:p>
      <text:p text:style-name="P77"><text:span text:style-name="T58">Pole</text:span> – jednostkowa dana (klucz – unikatowa dla danej tabeli)</text:p>
      <text:p text:style-name="P78"><text:span text:style-name="T58">Kwerenda</text:span> (rekord) – wiersz po prostu</text:p>
      <text:p text:style-name="P78"><text:span text:style-name="T58">Procedura</text:span> – kilka poleceń</text:p>
      <text:p text:style-name="P78"/>
      <text:h text:style-name="Heading_20_1" text:outline-level="1">ASP.NET</text:h>
      <text:p text:style-name="P79">Active Service Page with .NET</text:p>
      <text:p text:style-name="P79"><text:soft-page-break/></text:p>
      <text:p text:style-name="P79"><text:span text:style-name="T69">Co to jest? </text:span>Podobna idea do PHP, elementy C# i Visual Basica na stronach, zarządzanie stroną u użytkownika i serwera</text:p>
      <text:p text:style-name="P79"/>
      <text:p text:style-name="P79">Razor Syntax(C#):</text:p>
      <text:p text:style-name="P79"><text:span text:style-name="T66">@{…}</text:span> -boloki kodu</text:p>
      <text:p text:style-name="P79"><text:span text:style-name="T66">@funkcja</text:span> -wywołanie funkcji, wstawienie zmiennej gdziekolwiek w stronie</text:p>
      <text:p text:style-name="P79"><text:span text:style-name="T65">zmienne</text:span> przez deklarowane przez <text:span text:style-name="T68">var</text:span></text:p>
      <text:p text:style-name="P79">średniki na końcu<text:span text:style-name="T66">;</text:span></text:p>
      <text:p text:style-name="P79">”Stringi” w quotach</text:p>
      <text:p text:style-name="P56"><text:span text:style-name="T2">Bibliografia</text:span><text:span text:style-name="T38">:</text:span></text:p>
      <text:p text:style-name="P30"><text:a xlink:type="simple" xlink:href="https://www.youtube.com/playlist?list=PLoYCgNOIyGAB_8_iq1cL8MVeun7cB6eNc" text:style-name="Internet_20_link" text:visited-style-name="Visited_20_Internet_20_Link"><text:span text:style-name="T1">https://www.youtube.com/playlist?list=PLoYCgNOIyGAB_8_iq1cL8MVeun7cB6eNc</text:span></text:a></text:p>
      <text:p text:style-name="P30"><text:a xlink:type="simple" xlink:href="https://developer.mozilla.org/en-US/docs/Web/Guide/Introduction_to_Web_development" text:style-name="Internet_20_link" text:visited-style-name="Visited_20_Internet_20_Link"><text:span text:style-name="T1">https://developer.mozilla.org/en-US/docs/Web/Guide/Introduction_to_Web_development</text:span></text:a></text:p>
      <text:p text:style-name="P30"><text:a xlink:type="simple" xlink:href="https://www.asp.net/" text:style-name="Internet_20_link" text:visited-style-name="Visited_20_Internet_20_Link"><text:span text:style-name="T1">https://www.asp.net/</text:span></text:a></text:p>
      <text:p text:style-name="P30"><text:a xlink:type="simple" xlink:href="https://angularjs.org/" text:style-name="Internet_20_link" text:visited-style-name="Visited_20_Internet_20_Link"><text:span text:style-name="T1">https://angularjs.org/</text:span></text:a></text:p>
      <text:p text:style-name="P30"><text:a xlink:type="simple" xlink:href="https://www.w3schools.com/angular/" text:style-name="Internet_20_link" text:visited-style-name="Visited_20_Internet_20_Link"><text:span text:style-name="T1">https://www.w3schools.com/angular/</text:span></text:a></text:p>
      <text:p text:style-name="P30"><text:a xlink:type="simple" xlink:href="https://www.w3schools.com/asp/default.asp" text:style-name="Internet_20_link" text:visited-style-name="Visited_20_Internet_20_Link"><text:span text:style-name="T1">https://www.w3schools.com/asp/default.asp</text:span></text:a></text:p>
      <text:p text:style-name="P73"><text:a xlink:type="simple" xlink:href="http://miroslawzelent.pl/wyklady/bazy-danych-podstawy-typy-danych-relacja-sql-rekord-klucz.pdf" text:style-name="Internet_20_link" text:visited-style-name="Visited_20_Internet_20_Link"><text:span text:style-name="T1">http://miroslawzelent.pl/wyklady/bazy-danych-podstawy-typy-danych-relacja-sql-rekord-klucz.pdf</text:span></text:a></text:p>
      <text:p text:style-name="P73"><text:span text:style-name="T1"/></text:p>
      <text:p text:style-name="P25"/>
      <text:p text:style-name="P25"/>
      <text:p text:style-name="P2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0bf7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5:16:09.291049537</meta:creation-date>
    <dc:date>2017-04-28T01:41:29.159225077</dc:date>
    <meta:editing-duration>PT5H43M52S</meta:editing-duration>
    <meta:editing-cycles>92</meta:editing-cycles>
    <meta:generator>LibreOffice/5.2.5.1$Linux_X86_64 LibreOffice_project/20m0$Build-1</meta:generator>
    <meta:document-statistic meta:table-count="0" meta:image-count="0" meta:object-count="0" meta:page-count="7" meta:paragraph-count="163" meta:word-count="828" meta:character-count="6299" meta:non-whitespace-character-count="5459"/>
  </office:meta>
</office:document-meta>
</file>